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1415" officeooo:paragraph-rsid="000e1415"/>
    </style:style>
    <style:style style:name="P2" style:family="paragraph" style:parent-style-name="Standard">
      <style:text-properties style:font-name="Arial" officeooo:rsid="000f7092" officeooo:paragraph-rsid="000f7092"/>
    </style:style>
    <style:style style:name="P3" style:family="paragraph" style:parent-style-name="Text_20_body">
      <style:text-properties officeooo:rsid="000ea662" officeooo:paragraph-rsid="000ea662"/>
    </style:style>
    <style:style style:name="P4" style:family="paragraph" style:parent-style-name="Text_20_body">
      <style:text-properties officeooo:rsid="000ebfd3" officeooo:paragraph-rsid="000ebfd3"/>
    </style:style>
    <style:style style:name="P5" style:family="paragraph" style:parent-style-name="Standard">
      <style:text-properties style:font-name="Arial" fo:font-weight="bold" officeooo:rsid="000f7092" officeooo:paragraph-rsid="000f7092" style:font-weight-asian="bold" style:font-weight-complex="bold"/>
    </style:style>
    <style:style style:name="P6" style:family="paragraph" style:parent-style-name="Standard" style:list-style-name="L1">
      <style:text-properties style:font-name="Arial" officeooo:rsid="000f7092" officeooo:paragraph-rsid="000f7092"/>
    </style:style>
    <style:style style:name="P7" style:family="paragraph" style:parent-style-name="Standard" style:list-style-name="L1">
      <style:text-properties style:font-name="Liberation Sans" officeooo:rsid="000f7092" officeooo:paragraph-rsid="000f7092"/>
    </style:style>
    <style:style style:name="P8" style:family="paragraph" style:parent-style-name="Text_20_body" style:list-style-name="L2">
      <style:text-properties officeooo:rsid="000ebfd3" officeooo:paragraph-rsid="000ebfd3"/>
    </style:style>
    <style:style style:name="P9" style:family="paragraph" style:parent-style-name="Text_20_body" style:list-style-name="L2">
      <style:text-properties officeooo:rsid="000ebfd3" officeooo:paragraph-rsid="0011c5ed"/>
    </style:style>
    <style:style style:name="P10" style:family="paragraph" style:parent-style-name="Text_20_body">
      <style:text-properties officeooo:rsid="000ebfd3" officeooo:paragraph-rsid="0011c5ed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0ebfd3" officeooo:paragraph-rsid="0011c5ed"/>
    </style:style>
    <style:style style:name="P12" style:family="paragraph" style:parent-style-name="Heading_20_1">
      <style:text-properties officeooo:rsid="000ebfd3"/>
    </style:style>
    <style:style style:name="P13" style:family="paragraph" style:parent-style-name="Heading_20_3">
      <style:text-properties officeooo:rsid="000ebfd3" officeooo:paragraph-rsid="000ebfd3"/>
    </style:style>
    <style:style style:name="P14" style:family="paragraph" style:parent-style-name="Heading_20_3">
      <style:text-properties officeooo:paragraph-rsid="000ebfd3"/>
    </style:style>
    <style:style style:name="T1" style:family="text">
      <style:text-properties officeooo:rsid="000ebfd3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e1415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weight="bold" officeooo:rsid="000e1415" style:font-weight-asian="bold" style:font-weight-complex="bold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1c5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stema de Gestión de Colaboradores de la AEMET</text:p>
      <text:p text:style-name="P1"/>
      <text:h text:style-name="Heading_20_1" text:outline-level="1"># Requisitos</text:h>
      <text:p text:style-name="Text_20_body"/>
      <text:p text:style-name="P5">Windows 7</text:p>
      <text:p text:style-name="P2"/>
      <text:p text:style-name="P2"><text:span text:style-name="T7">XAMPP </text:span><text:span text:style-name="T8">instalado y</text:span><text:span text:style-name="T7"> </text:span>con las siguientes configuraciones</text:p>
      <text:p text:style-name="P2"/>
      <text:list xml:id="list6151989329382352319" text:style-name="L1">
        <text:list-item>
          <text:p text:style-name="P6">PHP superior o igual a la versión <text:span text:style-name="T7">5.4</text:span> y con la extensión <text:span text:style-name="T7">Mcrypt</text:span> habilitada</text:p>
        </text:list-item>
        <text:list-item>
          <text:p text:style-name="P6"><text:span text:style-name="T2">Los servicios </text:span><text:span text:style-name="T4">Apache</text:span><text:span text:style-name="T2"> y </text:span><text:span text:style-name="T4">MySQL</text:span><text:span text:style-name="T2"> deben estar activados</text:span></text:p>
        </text:list-item>
        <text:list-item>
          <text:p text:style-name="P6">El módulo de Apache<text:span text:style-name="T3"> </text:span><text:span text:style-name="T5">mod_rewrite</text:span><text:span text:style-name="T3"> </text:span><text:span text:style-name="T2">activado</text:span></text:p>
        </text:list-item>
        <text:list-item>
          <text:p text:style-name="P6"><text:span text:style-name="T6">En el </text:span><text:span text:style-name="T4">httpd.conf </text:span><text:span text:style-name="T6">de Apache el </text:span><text:span text:style-name="T4">DocumentRoot</text:span><text:span text:style-name="T2"> debe apuntar a /public</text:span></text:p>
          <text:p text:style-name="P7"/>
        </text:list-item>
      </text:list>
      <text:p text:style-name="P2">Una copia del Sistema de Gestión de Colaboradores de la AEMET</text:p>
      <text:p text:style-name="P2"/>
      <text:p text:style-name="P2"/>
      <text:h text:style-name="Heading_20_1" text:outline-level="1"># Instalación en Windows</text:h>
      <text:h text:style-name="Heading_20_3" text:outline-level="3">XAMP</text:h>
      <text:p text:style-name="P3">Descargamos e Instalamos XAMPP para Windows: https://www.apachefriends.org/es/index.html</text:p>
      <text:p text:style-name="P3">Una vez instalado iniciamos XAMPP e iniciamos los servicios Apache y MySQL</text:p>
      <text:p text:style-name="P3">(!) Si no es capaz de iniciar Apache es posible que el puerto 80 esté siendo utilizado por otra aplicación. Esto puede solucionarse cambiando en el archivo xampp/apache/conf/ht<text:span text:style-name="T1">t</text:span>pd.conf donde pone “Listen 80” a “Listen 88”.</text:p>
      <text:p text:style-name="P3">(!) Si no es capaaz de iniciar MySQL es posible que el puerto esté siendo utilizado. Esto puede solucionarse deteniendo el servicio de otras versiones de MySQL que estén ejecutandose en el sistema.</text:p>
      <text:p text:style-name="P3"/>
      <text:h text:style-name="Heading_20_3" text:outline-level="3">Laravel</text:h>
      <text:p text:style-name="P3">Una vez XAMPP esté instalado y los servicios Apache y MySQL estén funcionando <text:span text:style-name="T1">podemos pegar la carpeta que contiene todos los archivos de éste sistema en </text:span><text:a xlink:type="simple" xlink:href="../../../../C:/xampp/htdocs"><text:span text:style-name="T1">C:/xampp/htdocs</text:span></text:a></text:p>
      <text:p text:style-name="P3"/>
      <text:h text:style-name="P13" text:outline-level="3"><text:soft-page-break/>DocumentRoot</text:h>
      <text:p text:style-name="P4">Hay que cambiar el DocumentRoot por defecto de Apache para que apunte a la carpeta /public . Esto se modifica en el archivo xampp/apache/conf/httpd.conf</text:p>
      <text:h text:style-name="Heading_20_3" text:outline-level="3">VirtualHost</text:h>
      <text:p text:style-name="P4">Tambien es posible crear un VirtualHost</text:p>
      <text:h text:style-name="Heading_20_3" text:outline-level="3">Host de Windows</text:h>
      <text:p text:style-name="P4">Para que al escribir “aemet” en el navegador acceda directamente al index.php de Laravel <text:s/>introducimos ésto en el archivo hosts de Windows:</text:p>
      <text:p text:style-name="P4">localhost “aemet”</text:p>
      <text:p text:style-name="P4"/>
      <text:h text:style-name="P12" text:outline-level="1"># Base de datos</text:h>
      <text:h text:style-name="P14" text:outline-level="3">Importar Estructura y Datos</text:h>
      <text:p text:style-name="P4">Abrimos PhpMyAdmin desde el navegador llendo a localhost/phpmyadmin </text:p>
      <text:p text:style-name="P4">PhpMyAdmin dispone de un botón Importar para importar archivos sql, lo utilizaremos para importar los siguientes archivos alojados en xampp/htdocs/aemet/sql </text:p>
      <text:p text:style-name="P10">EN ESTE MISMO ORDEN:</text:p>
      <text:p text:style-name="P11"><text:span text:style-name="T9">1 - importar webext</text:span>.sql</text:p>
      <text:list xml:id="list557507163740392840" text:style-name="L2">
        <text:list-header>
          <text:p text:style-name="P9"><text:span text:style-name="T9">2 - importar datos</text:span>.sql</text:p>
          <text:p text:style-name="P9"><text:span text:style-name="T9">3 - importar <text:s/>provincias</text:span>.sql</text:p>
          <text:p text:style-name="P9"><text:span text:style-name="T9">4 - importar municipios</text:span>.sql</text:p>
          <text:p text:style-name="P8"/>
        </text:list-header>
      </text:list>
      <text:p text:style-name="P4">(!) NOTA: municipios puede tardar varios minutos en importarse, incluso podría agotarse el tiempo de ejecución del script, en cuyo caso si nos da la opción volvemos a importar el mismo archivo y continuará donde lo había dejado.</text:p>
      <text:p text:style-name="P4">Otra opciónes abrir el archivo con un editor de texto, copiar su contenido, pegarlo y ejecutarlo como una sentencia SQL desde PhpMy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4-06-10T10:25:56.478244569</meta:creation-date>
    <dc:date>2014-06-12T10:47:47.481759370</dc:date>
    <dc:creator>usuario </dc:creator>
    <meta:editing-duration>PT11M21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2" meta:paragraph-count="36" meta:word-count="369" meta:character-count="2336" meta:non-whitespace-character-count="2003"/>
  </office:meta>
</office:document-meta>
</file>